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0b27cc" officeooo:paragraph-rsid="000b27cc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2pt" fo:font-weight="bold" officeooo:rsid="000b27cc" officeooo:paragraph-rsid="000b27cc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iberation Sans" fo:font-size="12pt" fo:font-weight="bold" officeooo:rsid="000b27cc" officeooo:paragraph-rsid="0024ca12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normal" officeooo:rsid="000b27cc" officeooo:paragraph-rsid="000b27c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0b27cc" officeooo:paragraph-rsid="0024ca1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1.984cm" fo:margin-right="0cm" fo:text-indent="-0.714cm" style:auto-text-indent="false">
        <style:tab-stops>
          <style:tab-stop style:position="0.503cm"/>
        </style:tab-stops>
      </style:paragraph-properties>
      <style:text-properties style:font-name="Liberation Sans" fo:font-size="12pt" style:text-underline-style="solid" style:text-underline-width="auto" style:text-underline-color="font-color" fo:font-weight="bold" officeooo:rsid="00241da4" officeooo:paragraph-rsid="00241da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1.984cm" fo:margin-right="0cm" fo:text-indent="-0.714cm" style:auto-text-indent="false">
        <style:tab-stops>
          <style:tab-stop style:position="0.503cm"/>
        </style:tab-stops>
      </style:paragraph-properties>
      <style:text-properties style:font-name="Liberation Sans" fo:font-size="12pt" style:text-underline-style="solid" style:text-underline-width="auto" style:text-underline-color="font-color" fo:font-weight="bold" officeooo:rsid="00241da4" officeooo:paragraph-rsid="0024ca1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6pt" fo:font-weight="bold" officeooo:rsid="000b27cc" officeooo:paragraph-rsid="0024ca12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>
        <style:tab-stops>
          <style:tab-stop style:position="0.503cm"/>
        </style:tab-stops>
      </style:paragraph-properties>
      <style:text-properties style:font-name="Liberation Sans" fo:font-size="12pt" fo:font-weight="normal" officeooo:rsid="0022a3f6" officeooo:paragraph-rsid="0022a3f6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0.503cm"/>
        </style:tab-stops>
      </style:paragraph-properties>
      <style:text-properties style:font-name="Liberation Sans" fo:font-size="12pt" fo:font-weight="normal" officeooo:rsid="0022a3f6" officeooo:paragraph-rsid="0024ca12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.503cm"/>
        </style:tab-stops>
      </style:paragraph-properties>
      <style:text-properties style:font-name="Liberation Sans" fo:font-size="12pt" fo:font-weight="normal" officeooo:rsid="00241da4" officeooo:paragraph-rsid="00241da4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0.503cm"/>
        </style:tab-stops>
      </style:paragraph-properties>
      <style:text-properties style:font-name="Liberation Sans" fo:font-size="12pt" fo:font-weight="normal" officeooo:rsid="00241da4" officeooo:paragraph-rsid="0024ca12" style:font-size-asian="10.5pt" style:font-weight-asian="normal" style:font-size-complex="12pt" style:font-weight-complex="normal"/>
    </style:style>
    <style:style style:name="P13" style:family="paragraph" style:parent-style-name="Standard" style:list-style-name="L1" style:master-page-name="">
      <style:paragraph-properties style:page-number="auto">
        <style:tab-stops>
          <style:tab-stop style:position="0.503cm"/>
        </style:tab-stops>
      </style:paragraph-properties>
      <style:text-properties style:font-name="Liberation Sans" fo:font-size="12pt" fo:font-weight="normal" officeooo:rsid="0022a3f6" officeooo:paragraph-rsid="0022a3f6" style:font-size-asian="10.5pt" style:font-weight-asian="normal" style:font-size-complex="12pt" style:font-weight-complex="normal"/>
    </style:style>
    <style:style style:name="P14" style:family="paragraph" style:parent-style-name="Standard" style:list-style-name="L2" style:master-page-name="">
      <style:paragraph-properties fo:margin-left="1.958cm" fo:margin-right="0cm" fo:text-indent="-0.609cm" style:auto-text-indent="false" style:page-number="auto">
        <style:tab-stops>
          <style:tab-stop style:position="0.238cm"/>
          <style:tab-stop style:position="1.482cm"/>
          <style:tab-stop style:position="1.826cm"/>
        </style:tab-stops>
      </style:paragraph-properties>
      <style:text-properties style:font-name="Liberation Sans" fo:font-size="12pt" fo:font-weight="normal" officeooo:rsid="0022a3f6" officeooo:paragraph-rsid="0022a3f6" style:font-size-asian="10.5pt" style:font-weight-asian="normal" style:font-size-complex="12pt" style:font-weight-complex="normal"/>
    </style:style>
    <style:style style:name="P15" style:family="paragraph" style:parent-style-name="Standard" style:list-style-name="L5" style:master-page-name="">
      <style:paragraph-properties fo:margin-left="1.958cm" fo:margin-right="0cm" fo:text-indent="-0.609cm" style:auto-text-indent="false" style:page-number="auto">
        <style:tab-stops>
          <style:tab-stop style:position="0.238cm"/>
          <style:tab-stop style:position="1.482cm"/>
          <style:tab-stop style:position="1.826cm"/>
        </style:tab-stops>
      </style:paragraph-properties>
      <style:text-properties style:font-name="Liberation Sans" fo:font-size="12pt" fo:font-weight="normal" officeooo:rsid="0022a3f6" officeooo:paragraph-rsid="0024ca12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left="1.958cm" fo:margin-right="0cm" fo:text-indent="-0.609cm" style:auto-text-indent="false">
        <style:tab-stops>
          <style:tab-stop style:position="0.238cm"/>
          <style:tab-stop style:position="1.482cm"/>
          <style:tab-stop style:position="1.826cm"/>
        </style:tab-stops>
      </style:paragraph-properties>
      <style:text-properties style:font-name="Liberation Sans" fo:font-size="12pt" fo:font-weight="normal" officeooo:rsid="0022a3f6" officeooo:paragraph-rsid="0022a3f6" style:font-size-asian="10.5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margin-left="1.958cm" fo:margin-right="0cm" fo:text-indent="-0.609cm" style:auto-text-indent="false">
        <style:tab-stops>
          <style:tab-stop style:position="0.238cm"/>
          <style:tab-stop style:position="1.482cm"/>
          <style:tab-stop style:position="1.826cm"/>
        </style:tab-stops>
      </style:paragraph-properties>
      <style:text-properties style:font-name="Liberation Sans" fo:font-size="12pt" fo:font-weight="normal" officeooo:rsid="0022a3f6" officeooo:paragraph-rsid="0024ca12" style:font-size-asian="10.5pt" style:font-weight-asian="normal" style:font-size-complex="12pt" style:font-weight-complex="normal"/>
    </style:style>
    <style:style style:name="P18" style:family="paragraph" style:parent-style-name="Standard" style:list-style-name="L3" style:master-page-name="">
      <style:paragraph-properties fo:margin-left="1.984cm" fo:margin-right="0cm" fo:text-indent="-0.714cm" style:auto-text-indent="false" style:page-number="auto">
        <style:tab-stops>
          <style:tab-stop style:position="0.503cm"/>
        </style:tab-stops>
      </style:paragraph-properties>
      <style:text-properties style:font-name="Liberation Sans" fo:font-size="12pt" fo:font-weight="normal" officeooo:rsid="0022a3f6" officeooo:paragraph-rsid="0022a3f6" style:font-size-asian="10.5pt" style:font-weight-asian="normal" style:font-size-complex="12pt" style:font-weight-complex="normal"/>
    </style:style>
    <style:style style:name="P19" style:family="paragraph" style:parent-style-name="Standard" style:list-style-name="L6" style:master-page-name="">
      <style:paragraph-properties fo:margin-left="1.984cm" fo:margin-right="0cm" fo:text-indent="-0.714cm" style:auto-text-indent="false" style:page-number="auto">
        <style:tab-stops>
          <style:tab-stop style:position="0.503cm"/>
        </style:tab-stops>
      </style:paragraph-properties>
      <style:text-properties style:font-name="Liberation Sans" fo:font-size="12pt" fo:font-weight="normal" officeooo:rsid="0022a3f6" officeooo:paragraph-rsid="0024ca12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margin-left="1.984cm" fo:margin-right="0cm" fo:text-indent="-0.714cm" style:auto-text-indent="false">
        <style:tab-stops>
          <style:tab-stop style:position="0.503cm"/>
        </style:tab-stops>
      </style:paragraph-properties>
      <style:text-properties style:font-name="Liberation Sans" fo:font-size="12pt" fo:font-weight="normal" officeooo:rsid="0022a3f6" officeooo:paragraph-rsid="0022a3f6" style:font-size-asian="10.5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margin-left="1.984cm" fo:margin-right="0cm" fo:text-indent="-0.714cm" style:auto-text-indent="false">
        <style:tab-stops>
          <style:tab-stop style:position="0.503cm"/>
        </style:tab-stops>
      </style:paragraph-properties>
      <style:text-properties style:font-name="Liberation Sans" fo:font-size="12pt" fo:font-weight="normal" officeooo:rsid="0022a3f6" officeooo:paragraph-rsid="0024ca12" style:font-size-asian="10.5pt" style:font-weight-asian="normal" style:font-size-complex="12pt" style:font-weight-complex="normal"/>
    </style:style>
    <style:style style:name="P22" style:family="paragraph" style:parent-style-name="Standard" style:list-style-name="L4" style:master-page-name="">
      <style:paragraph-properties fo:margin-left="2.09cm" fo:margin-right="0cm" fo:text-indent="-0.767cm" style:auto-text-indent="false" style:page-number="auto">
        <style:tab-stops>
          <style:tab-stop style:position="0.503cm"/>
        </style:tab-stops>
      </style:paragraph-properties>
      <style:text-properties style:font-name="Liberation Sans" fo:font-size="12pt" fo:font-weight="normal" officeooo:rsid="0024ca12" officeooo:paragraph-rsid="0024ca12" style:font-size-asian="10.5pt" style:font-weight-asian="normal" style:font-size-complex="12pt" style:font-weight-complex="normal"/>
    </style:style>
    <style:style style:name="P23" style:family="paragraph" style:parent-style-name="Standard" style:list-style-name="L7" style:master-page-name="">
      <style:paragraph-properties fo:margin-left="2.09cm" fo:margin-right="0cm" fo:text-indent="-0.767cm" style:auto-text-indent="false" style:page-number="auto">
        <style:tab-stops>
          <style:tab-stop style:position="0.503cm"/>
        </style:tab-stops>
      </style:paragraph-properties>
      <style:text-properties style:font-name="Liberation Sans" fo:font-size="12pt" fo:font-weight="normal" officeooo:rsid="0024ca12" officeooo:paragraph-rsid="0024ca12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margin-left="2.09cm" fo:margin-right="0cm" fo:text-indent="-0.767cm" style:auto-text-indent="false">
        <style:tab-stops>
          <style:tab-stop style:position="0.503cm"/>
        </style:tab-stops>
      </style:paragraph-properties>
      <style:text-properties style:font-name="Liberation Sans" fo:font-size="12pt" fo:font-weight="normal" officeooo:rsid="00241da4" officeooo:paragraph-rsid="0024ca12" style:font-size-asian="10.5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margin-left="2.09cm" fo:margin-right="0cm" fo:text-indent="-0.767cm" style:auto-text-indent="false">
        <style:tab-stops>
          <style:tab-stop style:position="0.503cm"/>
        </style:tab-stops>
      </style:paragraph-properties>
      <style:text-properties style:font-name="Liberation Sans" fo:font-size="12pt" fo:font-weight="normal" officeooo:rsid="00241da4" officeooo:paragraph-rsid="00241da4" style:font-size-asian="10.5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margin-left="2.09cm" fo:margin-right="0cm" fo:text-indent="-0.767cm" style:auto-text-indent="false">
        <style:tab-stops>
          <style:tab-stop style:position="0.503cm"/>
        </style:tab-stops>
      </style:paragraph-properties>
      <style:text-properties style:font-name="Liberation Sans" fo:font-size="12pt" fo:font-weight="normal" officeooo:rsid="00241da4" officeooo:paragraph-rsid="0024ca12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margin-left="2.09cm" fo:margin-right="0cm" fo:text-indent="-0.767cm" style:auto-text-indent="false">
        <style:tab-stops>
          <style:tab-stop style:position="0.503cm"/>
        </style:tab-stops>
      </style:paragraph-properties>
      <style:text-properties style:font-name="Liberation Sans" fo:font-size="12pt" fo:font-weight="normal" officeooo:rsid="0024ca12" officeooo:paragraph-rsid="0024ca12" style:font-size-asian="10.5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margin-left="2.09cm" fo:margin-right="0cm" fo:text-indent="-0.767cm" style:auto-text-indent="false">
        <style:tab-stops>
          <style:tab-stop style:position="0.503cm"/>
        </style:tab-stops>
      </style:paragraph-properties>
      <style:text-properties style:font-name="Liberation Sans" fo:font-size="12pt" fo:font-weight="normal" officeooo:rsid="0024ca12" officeooo:paragraph-rsid="0024ca12" style:font-size-asian="10.5pt" style:font-weight-asian="normal" style:font-size-complex="12pt" style:font-weight-complex="normal"/>
    </style:style>
    <style:style style:name="P29" style:family="paragraph" style:parent-style-name="Standard" style:list-style-name="L1" style:master-page-name="">
      <style:paragraph-properties style:page-number="auto">
        <style:tab-stops>
          <style:tab-stop style:position="0.503cm"/>
        </style:tab-stops>
      </style:paragraph-properties>
      <style:text-properties style:font-name="Liberation Sans" fo:font-size="12pt" fo:font-weight="normal" officeooo:rsid="0022a3f6" officeooo:paragraph-rsid="0024ca12" style:font-size-asian="10.5pt" style:font-weight-asian="normal" style:font-size-complex="12pt" style:font-weight-complex="normal"/>
    </style:style>
    <style:style style:name="T1" style:family="text">
      <style:text-properties officeooo:rsid="00241da4"/>
    </style:style>
    <style:style style:name="T2" style:family="text">
      <style:text-properties style:text-underline-style="solid" style:text-underline-width="auto" style:text-underline-color="font-color" fo:font-weight="bold" officeooo:rsid="00241da4" style:font-weight-asian="bold" style:font-weight-complex="bold"/>
    </style:style>
    <style:style style:name="T3" style:family="text">
      <style:text-properties officeooo:rsid="0024ca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erystwyth Bridge Congress 2014</text:p>
      <text:p text:style-name="P2"/>
      <text:list xml:id="list4986728730463492120" text:style-name="L1">
        <text:list-item>
          <text:p text:style-name="P13">Congress has registrations as (these numbers may change but only very marginally):</text:p>
        </text:list-item>
      </text:list>
      <text:list xml:id="list3105705042371798833" text:style-name="L2">
        <text:list-item>
          <text:p text:style-name="P14">Friday Mixed pairs (£50): 12 pairs</text:p>
        </text:list-item>
        <text:list-item>
          <text:p text:style-name="P16">Friday Open Pairs (£30): 14 pairs</text:p>
        </text:list-item>
        <text:list-item>
          <text:p text:style-name="P16">Saturday Championship Pairs (£30 qualifying, £120 Championship, Consolation £80): 26 pairs</text:p>
        </text:list-item>
        <text:list-item>
          <text:p text:style-name="P16">Sunday Teams (£160, £80,£40): 17 teams</text:p>
        </text:list-item>
      </text:list>
      <text:list xml:id="list162309391221216" text:continue-list="list4986728730463492120" text:style-name="L1">
        <text:list-item>
          <text:p text:style-name="P9">All boards have been dealt in sufficient replicates by JT. <text:s/>Bridgemates are being delivered by Herbie Rowley. <text:s/>The Director Ian Mitchell is up to speed and will arrive about 4pm next Friday.</text:p>
        </text:list-item>
        <text:list-item>
          <text:p text:style-name="P9">Registration funds received are £<text:span text:style-name="T1">2820</text:span> with approximately £<text:span text:style-name="T1">260</text:span> to come. <text:s/><text:span text:style-name="T2">Total £3080.</text:span></text:p>
        </text:list-item>
        <text:list-item>
          <text:p text:style-name="P9">Expenditure will be approximately</text:p>
        </text:list-item>
      </text:list>
      <text:list xml:id="list3644635768856811388" text:style-name="L3">
        <text:list-item>
          <text:p text:style-name="P18">Penweddig: £600</text:p>
        </text:list-item>
        <text:list-item>
          <text:p text:style-name="P20">Director: £400</text:p>
        </text:list-item>
        <text:list-item>
          <text:p text:style-name="P20">Director's expenses: £200</text:p>
        </text:list-item>
        <text:list-item>
          <text:p text:style-name="P20">Prizes: £590</text:p>
        </text:list-item>
        <text:list-item>
          <text:p text:style-name="P20">WBU precept <text:span text:style-name="T1">(12.5% of registration)</text:span>: £<text:span text:style-name="T1">380</text:span></text:p>
        </text:list-item>
      </text:list>
      <text:p text:style-name="P6">Total £2170</text:p>
      <text:list xml:id="list162309291551878" text:continue-list="list162309391221216" text:style-name="L1">
        <text:list-item>
          <text:p text:style-name="P9">32 lunches have been booked. <text:s text:c="2"/>I recommend we order 34 to ensure enough: worst case is a loss of £20 which we can bear.</text:p>
        </text:list-item>
        <text:list-item>
          <text:p text:style-name="P9">I have possession of trophies for <text:span text:style-name="T1">Mixed Pairs</text:span> and <text:span text:style-name="T1">Championship Pairs</text:span>. <text:s/><text:span text:style-name="T1">T</text:span>rophies for <text:s/><text:span text:style-name="T1">Consolation Pairs</text:span> and <text:span text:style-name="T1">Teams</text:span> will be brought. <text:s text:c="2"/>Is there one for <text:span text:style-name="T1">Open Pairs</text:span>?</text:p>
        </text:list-item>
        <text:list-item>
          <text:p text:style-name="P11">To do:</text:p>
        </text:list-item>
      </text:list>
      <text:list xml:id="list4565868195996146479" text:style-name="L4">
        <text:list-item>
          <text:p text:style-name="P22">Stationary</text:p>
        </text:list-item>
        <text:list-item>
          <text:p text:style-name="P24">Move tables, bidding boxes, cards <text:span text:style-name="T3">on Friday</text:span></text:p>
        </text:list-item>
        <text:list-item>
          <text:p text:style-name="P25">Set up room for play and Director</text:p>
        </text:list-item>
        <text:list-item>
          <text:p text:style-name="P25">Refreshments</text:p>
        </text:list-item>
        <text:list-item>
          <text:p text:style-name="P27">Clear up Sunday evening!</text:p>
        </text:list-item>
      </text:list>
      <text:p text:style-name="P4"/>
      <text:p text:style-name="P4"/>
      <text:p text:style-name="P4"/>
      <text:p text:style-name="P4">Roger Boyle</text:p>
      <text:p text:style-name="P4"/>
      <text:p text:style-name="P8">Aberystwyth Bridge Congress 2014</text:p>
      <text:p text:style-name="P3"/>
      <text:list xml:id="list162308880110037" text:continue-list="list162309291551878" text:style-name="L1">
        <text:list-item text:start-value="1">
          <text:p text:style-name="P29">Congress has registrations as (these numbers may change but only very marginally):</text:p>
        </text:list-item>
      </text:list>
      <text:list xml:id="list7745093218407213003" text:style-name="L5">
        <text:list-item>
          <text:p text:style-name="P15">Friday Mixed pairs (£50): 12 pairs</text:p>
        </text:list-item>
        <text:list-item>
          <text:p text:style-name="P17">Friday Open Pairs (£30): 14 pairs</text:p>
        </text:list-item>
        <text:list-item>
          <text:p text:style-name="P17">Saturday Championship Pairs (£30 qualifying, £120 Championship, Consolation £80): 26 pairs</text:p>
        </text:list-item>
        <text:list-item>
          <text:p text:style-name="P17">Sunday Teams (£160, £80,£40): 17 teams</text:p>
        </text:list-item>
      </text:list>
      <text:list xml:id="list162309482059397" text:continue-list="list162308880110037" text:style-name="L1">
        <text:list-item>
          <text:p text:style-name="P10">All boards have been dealt in sufficient replicates by JT. <text:s/>Bridgemates are being delivered by Herbie Rowley. <text:s/>The Director Ian Mitchell is up to speed and will arrive about 4pm next Friday.</text:p>
        </text:list-item>
        <text:list-item>
          <text:p text:style-name="P10">Registration funds received are £<text:span text:style-name="T1">2820</text:span> with approximately £<text:span text:style-name="T1">260</text:span> to come. <text:s/><text:span text:style-name="T2">Total £3080.</text:span></text:p>
        </text:list-item>
        <text:list-item>
          <text:p text:style-name="P10">Expenditure will be approximately</text:p>
        </text:list-item>
      </text:list>
      <text:list xml:id="list7063776379199208281" text:style-name="L6">
        <text:list-item>
          <text:p text:style-name="P19">Penweddig: £600</text:p>
        </text:list-item>
        <text:list-item>
          <text:p text:style-name="P21">Director: £400</text:p>
        </text:list-item>
        <text:list-item>
          <text:p text:style-name="P21">Director's expenses: £200</text:p>
        </text:list-item>
        <text:list-item>
          <text:p text:style-name="P21">Prizes: £590</text:p>
        </text:list-item>
        <text:list-item>
          <text:p text:style-name="P21">WBU precept <text:span text:style-name="T1">(12.5% of registration)</text:span>: £<text:span text:style-name="T1">380</text:span></text:p>
        </text:list-item>
      </text:list>
      <text:p text:style-name="P7">Total £2170</text:p>
      <text:list xml:id="list162308380733034" text:continue-list="list162309482059397" text:style-name="L1">
        <text:list-item>
          <text:p text:style-name="P10">32 lunches have been booked. <text:s text:c="2"/>I recommend we order 34 to ensure enough: worst case is a loss of £20 which we can bear.</text:p>
        </text:list-item>
        <text:list-item>
          <text:p text:style-name="P10">I have possession of trophies for <text:span text:style-name="T1">Mixed Pairs</text:span> and <text:span text:style-name="T1">Championship Pairs</text:span>. <text:s/><text:span text:style-name="T1">T</text:span>rophies for <text:s/><text:span text:style-name="T1">Consolation Pairs</text:span> and <text:span text:style-name="T1">Teams</text:span> will be brought. <text:s text:c="2"/>Is there one for <text:span text:style-name="T1">Open Pairs</text:span>?</text:p>
        </text:list-item>
        <text:list-item>
          <text:p text:style-name="P12">To do:</text:p>
        </text:list-item>
      </text:list>
      <text:list xml:id="list1429416927397897519" text:style-name="L7">
        <text:list-item>
          <text:p text:style-name="P23">Stationary</text:p>
        </text:list-item>
        <text:list-item>
          <text:p text:style-name="P26">Move tables, bidding boxes, cards <text:span text:style-name="T3">on Friday</text:span></text:p>
        </text:list-item>
        <text:list-item>
          <text:p text:style-name="P26">Set up room for play and Director</text:p>
        </text:list-item>
        <text:list-item>
          <text:p text:style-name="P26">Refreshments</text:p>
        </text:list-item>
        <text:list-item>
          <text:p text:style-name="P28">Clear up Sunday evening!</text:p>
        </text:list-item>
      </text:list>
      <text:p text:style-name="P5"/>
      <text:p text:style-name="P5"/>
      <text:p text:style-name="P5"/>
      <text:p text:style-name="P5">Roger Bo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0:10:03.443013932</meta:creation-date>
    <dc:date>2014-08-08T16:23:08.171790796</dc:date>
    <meta:editing-duration>PT23M56S</meta:editing-duration>
    <meta:editing-cycles>25</meta:editing-cycles>
    <meta:generator>LibreOffice/4.1.3.2$Linux_X86_64 LibreOffice_project/410m0$Build-2</meta:generator>
    <meta:print-date>2014-08-08T14:16:25.497706561</meta:print-date>
    <meta:document-statistic meta:table-count="0" meta:image-count="0" meta:object-count="0" meta:page-count="2" meta:paragraph-count="48" meta:word-count="410" meta:character-count="2360" meta:non-whitespace-character-count="2022"/>
  </office:meta>
</office:document-meta>
</file>